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5" table:number-columns-repeated="55" table:default-cell-style-name="ce32"/>
        <table:table-row table:style-name="ro1">
          <table:table-cell table:style-name="ce26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2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09-27" calcext:value-type="date">
            <text:p>27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4-11-14" calcext:value-type="date">
            <text:p>14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8" office:value-type="float" office:value="280" calcext:value-type="float">
            <text:p>2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80" calcext:value-type="float">
            <text:p>280,00</text:p>
          </table:table-cell>
          <table:table-cell table:style-name="ce27" office:value-type="date" office:date-value="2025-02-03" calcext:value-type="date">
            <text:p>03/02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4-10" calcext:value-type="date">
            <text:p>10/04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6-04" calcext:value-type="date">
            <text:p>04/06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290" calcext:value-type="float">
            <text:p>290,00</text:p>
          </table:table-cell>
          <table:table-cell table:style-name="ce27" office:value-type="date" office:date-value="2025-08-12" calcext:value-type="date">
            <text:p>12/08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30" calcext:value-type="float">
            <text:p>30,00</text:p>
          </table:table-cell>
          <table:table-cell table:style-name="ce27" office:value-type="date" office:date-value="2025-08-12" calcext:value-type="date">
            <text:p>12/08/2025</text:p>
          </table:table-cell>
          <table:table-cell table:style-name="ce48" table:formula="of:=[.C12]-[.F12]" office:value-type="float" office:value="260" calcext:value-type="float">
            <text:p>26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290" calcext:value-type="float">
            <text:p>2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7"/>
          <table:table-cell table:style-name="ce48" table:formula="of:=[.C13]-[.F13]" office:value-type="float" office:value="290" calcext:value-type="float">
            <text:p>2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7" table:formula="of:=SUM([.H2:.H13])" office:value-type="float" office:value="550" calcext:value-type="float">
            <text:p>550,00</text:p>
          </table:table-cell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0"/>
          <table:table-cell table:style-name="ce39"/>
          <table:table-cell table:style-name="ce44"/>
          <table:table-cell table:style-name="ce50" table:number-columns-repeated="55"/>
        </table:table-row>
        <table:table-row table:style-name="ro3">
          <table:table-cell table:style-name="ce30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31978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44"/>
          <table:table-cell table:style-name="ce50" table:number-columns-repeated="55"/>
        </table:table-row>
        <table:table-row table:style-name="ro3" table:number-rows-repeated="101657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</number:number-style>
    <number:number-style style:name="N137P1" style:volatile="true">
      <number:number number:min-integer-digits="1"/>
    </number:number-style>
    <number:number-style style:name="N137">
      <number:text>- DM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text>R$""""""""""""""""""""""""""""""""""""""""""""""""""</number:text>
    </number:number-style>
    <number:number-style style:name="N140P1" style:volatile="true">
      <number:text>R$(""""""""""""""""""""""""""""""""""""""""""""""""""</number:text>
    </number:number-style>
    <number:number-style style:name="N140">
      <number:text>R$-""""""""""""""""""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""""""""""""""""""""""""""""""""""</number:text>
    </number:number-style>
    <number:number-style style:name="N141">
      <style:text-properties fo:color="#ff0000"/>
      <number:text>(R$""""""""""""""""""""""""""""""""""""""""""""""""""</number:text>
      <style:map style:condition="value()&gt;=0" style:apply-style-name="N141P0"/>
    </number:number-style>
    <number:number-style style:name="N142P0" style:volatile="true">
      <number:text>R$""""""""""""""""""""""""""""""""""""""""""""""""""</number:text>
    </number:number-style>
    <number:number-style style:name="N142">
      <number:text>(R$""""""""""""""""""""""""""""""""""""""""""""""""""</number:text>
      <style:map style:condition="value()&gt;=0" style:apply-style-name="N142P0"/>
    </number:number-style>
    <number:date-style style:name="N143">
      <number:month number:style="long"/>
      <number:text>/</number:text>
      <number:year number:style="long"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""""""""""""""""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9">
      <number:minutes number:style="long"/>
      <number:text>:</number:text>
      <number:seconds number:style="long"/>
      <number:text>,</number:text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 </number:text>
      <number:year/>
    </number:date-style>
    <number:date-style style:name="N170">
      <number:day number:style="long"/>
      <number:text>. </number:text>
      <number:month number:textual="true"/>
    </number:date-style>
    <number:date-style style:name="N171">
      <number:day number:style="long"/>
      <number:text>. </number:text>
      <number:month number:textual="true"/>
      <number:text> </number:text>
      <number:year/>
    </number:date-style>
    <number:date-style style:name="N172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4:31:13.875595127">00:00:00</text:time></text:span><text:span text:style-name="MT2"><text:s/></text:span></text:p>
        </style:region-center>
        <style:region-right>
          <text:p><text:span text:style-name="MT4">FS Restaurante e Lanchonete Ltda. - ME</text:span></text:p>
          <text:p><text:span text:style-name="MT2">Fausto - Tel.: (15) 9115-7509 / (15) 3241-22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S Restaurante e Lanchonete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4:31:13.8810202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12T14:31:55.371239825</dc:date>
    <meta:print-date>2019-12-18T13:30:11.329000000</meta:print-date>
    <dc:language>pt-PT</dc:language>
    <meta:editing-cycles>466</meta:editing-cycles>
    <meta:editing-duration>PT14H59M14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